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 src/index.js</text:p>
      <text:p text:style-name="Standard">import React from 'react';</text:p>
      <text:p text:style-name="Standard">import ReactDOM from 'react-dom/client';</text:p>
      <text:p text:style-name="Standard">import './styles/globalStyles.js';</text:p>
      <text:p text:style-name="Standard">import App from './App';</text:p>
      <text:p text:style-name="Standard"/>
      <text:p text:style-name="Standard">const root = ReactDOM.createRoot(document.getElementById('root'));</text:p>
      <text:p text:style-name="Standard">root.render(</text:p>
      <text:p text:style-name="Standard"><text:s text:c="2"/>&lt;React.StrictMode&gt;</text:p>
      <text:p text:style-name="Standard"><text:s text:c="4"/>&lt;App /&gt;</text:p>
      <text:p text:style-name="Standard"><text:s text:c="2"/>&lt;/React.StrictMode&gt;</text:p>
      <text:p text:style-name="Standard"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3S</meta:editing-duration>
    <meta:editing-cycles>3</meta:editing-cycles>
    <meta:generator>OpenOffice/4.1.14$Win32 OpenOffice.org_project/4114m1$Build-9811</meta:generator>
    <dc:date>2024-09-07T15:56:12.93</dc:date>
    <meta:document-statistic meta:table-count="0" meta:image-count="0" meta:object-count="0" meta:page-count="1" meta:paragraph-count="11" meta:word-count="26" meta:character-count="271"/>
    <dc:creator>ronan salaun</dc:creator>
    <meta:user-defined meta:name="Info 1"/>
    <meta:user-defined meta:name="Info 2"/>
    <meta:user-defined meta:name="Info 3"/>
    <meta:user-defined meta:name="Info 4"/>
  </office:meta>
</office:document-meta>
</file>